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/>
    <style:style style:name="T2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2_9" style:family="text"/>
    <style:style style:name="T2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2_11" style:family="text"/>
    <style:style style:name="T2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2_13" style:family="text"/>
    <style:style style:name="T2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2_15" style:family="text"/>
    <style:style style:name="T2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===<text:s/></text:span><text:span text:style-name="T1_2">Documento</text:span><text:span text:style-name="T1_3"><text:s/></text:span><text:span text:style-name="T1_4">de</text:span><text:span text:style-name="T1_5"><text:s/></text:span><text:span text:style-name="T1_6">Apresentação</text:span><text:span text:style-name="T1_7"><text:s/></text:span><text:span text:style-name="T1_8">da</text:span><text:span text:style-name="T1_9"><text:s/></text:span><text:span text:style-name="T1_10">Equipe</text:span><text:span text:style-name="T1_11"><text:s/>===</text:span></text:p>
      <text:p text:style-name="P2"/>
      <text:p text:style-name="P3"><text:span text:style-name="T3_1">Embora</text:span><text:span text:style-name="T3_2"><text:s/></text:span><text:span text:style-name="T3_3">não</text:span><text:span text:style-name="T3_4"><text:s/></text:span><text:span text:style-name="T3_5">seja</text:span><text:span text:style-name="T3_6"><text:s/></text:span><text:span text:style-name="T3_7">estritamente</text:span><text:span text:style-name="T3_8"><text:s/></text:span><text:span text:style-name="T3_9">necessário</text:span><text:span text:style-name="T3_10">,<text:s/></text:span><text:span text:style-name="T3_11">um</text:span><text:span text:style-name="T3_12"><text:s/></text:span><text:span text:style-name="T3_13">documento</text:span><text:span text:style-name="T3_14"><text:s/></text:span><text:span text:style-name="T3_15">de</text:span><text:span text:style-name="T3_16"><text:s/></text:span><text:span text:style-name="T3_17">apresentação</text:span><text:span text:style-name="T3_18"><text:s/></text:span><text:span text:style-name="T3_19">da</text:span><text:span text:style-name="T3_20"><text:s/></text:span><text:span text:style-name="T3_21">equipe</text:span></text:p>
      <text:p text:style-name="P4"><text:span text:style-name="T4_1">pode</text:span><text:span text:style-name="T4_2"><text:s/></text:span><text:span text:style-name="T4_3">vir</text:span><text:span text:style-name="T4_4"><text:s/></text:span><text:span text:style-name="T4_5">a</text:span><text:span text:style-name="T4_6"><text:s/></text:span><text:span text:style-name="T4_7">ser</text:span><text:span text:style-name="T4_8"><text:s/></text:span><text:span text:style-name="T4_9">útil</text:span><text:span text:style-name="T4_10"><text:s/></text:span><text:span text:style-name="T4_11">como</text:span><text:span text:style-name="T4_12"><text:s/></text:span><text:span text:style-name="T4_13">instrumento</text:span><text:span text:style-name="T4_14"><text:s/></text:span><text:span text:style-name="T4_15">de</text:span><text:span text:style-name="T4_16"><text:s/></text:span><text:span text:style-name="T4_17">apresentação</text:span><text:span text:style-name="T4_18"><text:s/></text:span><text:span text:style-name="T4_19">formal</text:span><text:span text:style-name="T4_20"><text:s/></text:span><text:span text:style-name="T4_21">da</text:span><text:span text:style-name="T4_22"><text:s/></text:span><text:span text:style-name="T4_23">equipe</text:span><text:span text:style-name="T4_24"><text:s/></text:span><text:span text:style-name="T4_25">para</text:span><text:span text:style-name="T4_26"><text:s/></text:span></text:p>
      <text:p text:style-name="P5"><text:span text:style-name="T5_1">um</text:span><text:span text:style-name="T5_2"><text:s/></text:span><text:span text:style-name="T5_3">potencial</text:span><text:span text:style-name="T5_4"><text:s/></text:span><text:span text:style-name="T5_5">financiador</text:span><text:span text:style-name="T5_6"><text:s/></text:span><text:span text:style-name="T5_7">do</text:span><text:span text:style-name="T5_8"><text:s/></text:span><text:span text:style-name="T5_9">projeto</text:span><text:span text:style-name="T5_10">.<text:s/></text:span><text:span text:style-name="T5_11">Este</text:span><text:span text:style-name="T5_12"><text:s/></text:span><text:span text:style-name="T5_13">deve</text:span><text:span text:style-name="T5_14"><text:s/></text:span><text:span text:style-name="T5_15">ser</text:span><text:span text:style-name="T5_16"><text:s/></text:span><text:span text:style-name="T5_17">um</text:span><text:span text:style-name="T5_18"><text:s/></text:span><text:span text:style-name="T5_19">documento</text:span><text:span text:style-name="T5_20"><text:s/></text:span><text:span text:style-name="T5_21">simples</text:span><text:span text:style-name="T5_22"><text:s/></text:span><text:span text:style-name="T5_23">e</text:span><text:span text:style-name="T5_24"><text:s/></text:span></text:p>
      <text:p text:style-name="P6"><text:span text:style-name="T6_1">sucinto</text:span><text:span text:style-name="T6_2">,<text:s/></text:span><text:span text:style-name="T6_3">contendo</text:span><text:span text:style-name="T6_4"><text:s/></text:span><text:span text:style-name="T6_5">as</text:span><text:span text:style-name="T6_6"><text:s/></text:span><text:span text:style-name="T6_7">informações</text:span><text:span text:style-name="T6_8"><text:s/></text:span><text:span text:style-name="T6_9">essenciais</text:span><text:span text:style-name="T6_10"><text:s/></text:span><text:span text:style-name="T6_11">sobre</text:span><text:span text:style-name="T6_12"><text:s/></text:span><text:span text:style-name="T6_13">a</text:span><text:span text:style-name="T6_14"><text:s/></text:span><text:span text:style-name="T6_15">equipe</text:span><text:span text:style-name="T6_16"><text:s/></text:span><text:span text:style-name="T6_17">e</text:span><text:span text:style-name="T6_18"><text:s/></text:span><text:span text:style-name="T6_19">seus</text:span><text:span text:style-name="T6_20"><text:s/></text:span><text:span text:style-name="T6_21">membros</text:span><text:span text:style-name="T6_22">.</text:span></text:p>
      <text:p text:style-name="P7"/>
      <text:p text:style-name="P8"><text:span text:style-name="T8_1">O</text:span><text:span text:style-name="T8_2"><text:s/></text:span><text:span text:style-name="T8_3">documento</text:span><text:span text:style-name="T8_4"><text:s/></text:span><text:span text:style-name="T8_5">deve</text:span><text:span text:style-name="T8_6"><text:s/></text:span><text:span text:style-name="T8_7">contemplar</text:span><text:span text:style-name="T8_8">,<text:s/></text:span><text:span text:style-name="T8_9">dentre</text:span><text:span text:style-name="T8_10"><text:s/></text:span><text:span text:style-name="T8_11">outros</text:span><text:span text:style-name="T8_12">,<text:s/></text:span><text:span text:style-name="T8_13">o</text:span><text:span text:style-name="T8_14"><text:s/></text:span><text:span text:style-name="T8_15">histórico</text:span><text:span text:style-name="T8_16"><text:s/></text:span><text:span text:style-name="T8_17">da</text:span><text:span text:style-name="T8_18"><text:s/></text:span><text:span text:style-name="T8_19">equipe</text:span><text:span text:style-name="T8_20">,<text:s/></text:span><text:span text:style-name="T8_21">casos</text:span><text:span text:style-name="T8_22"><text:s/></text:span><text:span text:style-name="T8_23">de</text:span></text:p>
      <text:p text:style-name="P9"><text:span text:style-name="T9_1">sucesso</text:span><text:span text:style-name="T9_2">,<text:s/></text:span><text:span text:style-name="T9_3">localização</text:span><text:span text:style-name="T9_4">,<text:s/></text:span><text:span text:style-name="T9_5">nome</text:span><text:span text:style-name="T9_6"><text:s/></text:span><text:span text:style-name="T9_7">fantasia</text:span><text:span text:style-name="T9_8">,<text:s/></text:span><text:span text:style-name="T9_9">e</text:span><text:span text:style-name="T9_10"><text:s/></text:span><text:span text:style-name="T9_11">um</text:span><text:span text:style-name="T9_12"><text:s/></text:span><text:span text:style-name="T9_13">currículo</text:span><text:span text:style-name="T9_14"><text:s/></text:span><text:span text:style-name="T9_15">resumido</text:span><text:span text:style-name="T9_16"><text:s/></text:span><text:span text:style-name="T9_17">de</text:span><text:span text:style-name="T9_18"><text:s/></text:span><text:span text:style-name="T9_19">cada</text:span><text:span text:style-name="T9_20"><text:s/></text:span><text:span text:style-name="T9_21">um</text:span><text:span text:style-name="T9_22"><text:s/></text:span><text:span text:style-name="T9_23">dos</text:span></text:p>
      <text:p text:style-name="P10"><text:span text:style-name="T10_1">membros</text:span><text:span text:style-name="T10_2">,<text:s/></text:span><text:span text:style-name="T10_3">com</text:span><text:span text:style-name="T10_4"><text:s/></text:span><text:span text:style-name="T10_5">sua</text:span><text:span text:style-name="T10_6"><text:s/></text:span><text:span text:style-name="T10_7">função</text:span><text:span text:style-name="T10_8"><text:s/></text:span><text:span text:style-name="T10_9">principal</text:span><text:span text:style-name="T10_10">,<text:s/></text:span><text:span text:style-name="T10_11">experiência</text:span><text:span text:style-name="T10_12"><text:s/></text:span><text:span text:style-name="T10_13">prévia</text:span><text:span text:style-name="T10_14"><text:s/></text:span><text:span text:style-name="T10_15">com</text:span><text:span text:style-name="T10_16"><text:s/></text:span><text:span text:style-name="T10_17">desenvolvimento</text:span><text:span text:style-name="T10_18"><text:s/></text:span><text:span text:style-name="T10_19">de</text:span></text:p>
      <text:p text:style-name="P11"><text:span text:style-name="T11_1">jogos</text:span><text:span text:style-name="T11_2"><text:s/></text:span><text:span text:style-name="T11_3">e</text:span><text:span text:style-name="T11_4"><text:s/></text:span><text:span text:style-name="T11_5">contato</text:span><text:span text:style-name="T11_6"><text:s/></text:span><text:span text:style-name="T11_7">individual</text:span><text:span text:style-name="T11_8">.</text:span></text:p>
      <text:p text:style-name="P12"/>
      <text:p text:style-name="P13"><text:span text:style-name="T13_1">A</text:span><text:span text:style-name="T13_2"><text:s/></text:span><text:span text:style-name="T13_3">definição</text:span><text:span text:style-name="T13_4"><text:s/></text:span><text:span text:style-name="T13_5">formal</text:span><text:span text:style-name="T13_6"><text:s/></text:span><text:span text:style-name="T13_7">da</text:span><text:span text:style-name="T13_8"><text:s/></text:span><text:span text:style-name="T13_9">equipe</text:span><text:span text:style-name="T13_10"><text:s/></text:span><text:span text:style-name="T13_11">faz</text:span><text:span text:style-name="T13_12"><text:s/></text:span><text:span text:style-name="T13_13">parte</text:span><text:span text:style-name="T13_14"><text:s/></text:span><text:span text:style-name="T13_15">do</text:span><text:span text:style-name="T13_16"><text:s/></text:span><text:span text:style-name="T13_17">plano</text:span><text:span text:style-name="T13_18"><text:s/></text:span><text:span text:style-name="T13_19">de</text:span><text:span text:style-name="T13_20"><text:s/></text:span><text:span text:style-name="T13_21">negócio</text:span><text:span text:style-name="T13_22"><text:s/></text:span><text:span text:style-name="T13_23">do</text:span><text:span text:style-name="T13_24"><text:s/></text:span><text:span text:style-name="T13_25">projeto</text:span><text:span text:style-name="T13_26">,<text:s/></text:span><text:span text:style-name="T13_27">que</text:span></text:p>
      <text:p text:style-name="P14"><text:span text:style-name="T14_1">envolve</text:span><text:span text:style-name="T14_2"><text:s/></text:span><text:span text:style-name="T14_3">a</text:span><text:span text:style-name="T14_4"><text:s/></text:span><text:span text:style-name="T14_5">equipe</text:span><text:span text:style-name="T14_6">,<text:s/></text:span><text:span text:style-name="T14_7">o</text:span><text:span text:style-name="T14_8"><text:s/></text:span><text:span text:style-name="T14_9">orçamento</text:span><text:span text:style-name="T14_10"><text:s/></text:span><text:span text:style-name="T14_11">e</text:span><text:span text:style-name="T14_12"><text:s/></text:span><text:span text:style-name="T14_13">o</text:span><text:span text:style-name="T14_14"><text:s/></text:span><text:span text:style-name="T14_15">cronograma</text:span><text:span text:style-name="T14_16">.<text:s/></text:span><text:span text:style-name="T14_17">Os</text:span><text:span text:style-name="T14_18"><text:s/></text:span><text:span text:style-name="T14_19">outros</text:span><text:span text:style-name="T14_20"><text:s/></text:span><text:span text:style-name="T14_21">dois</text:span><text:span text:style-name="T14_22"><text:s/></text:span><text:span text:style-name="T14_23">aspectos</text:span><text:span text:style-name="T14_24"><text:s/></text:span><text:span text:style-name="T14_25">serão</text:span></text:p>
      <text:p text:style-name="P15"><text:span text:style-name="T15_1">contemplados</text:span><text:span text:style-name="T15_2"><text:s/></text:span><text:span text:style-name="T15_3">em</text:span><text:span text:style-name="T15_4"><text:s/></text:span><text:span text:style-name="T15_5">outros</text:span><text:span text:style-name="T15_6"><text:s/></text:span><text:span text:style-name="T15_7">documentos</text:span><text:span text:style-name="T15_8">.</text:span></text:p>
      <text:p text:style-name="P16"/>
      <text:p text:style-name="P17"><text:span text:style-name="T17_1">===<text:s/></text:span><text:span text:style-name="T17_2">Documento</text:span><text:span text:style-name="T17_3"><text:s/></text:span><text:span text:style-name="T17_4">de</text:span><text:span text:style-name="T17_5"><text:s/></text:span><text:span text:style-name="T17_6">Apresentação</text:span><text:span text:style-name="T17_7"><text:s/></text:span><text:span text:style-name="T17_8">da</text:span><text:span text:style-name="T17_9"><text:s/></text:span><text:span text:style-name="T17_10">Equipe</text:span><text:span text:style-name="T17_11"><text:s/>===</text:span></text:p>
      <text:p text:style-name="P18"/>
      <text:p text:style-name="P19"/>
      <text:p text:style-name="P20"><text:span text:style-name="T20_1">Nome</text:span><text:span text:style-name="T20_2">:<text:tab/><text:tab/></text:span><text:span text:style-name="T20_3">Hugo</text:span><text:span text:style-name="T20_4"><text:s/></text:span><text:span text:style-name="T20_5">da</text:span><text:span text:style-name="T20_6"><text:s/></text:span><text:span text:style-name="T20_7">Silva</text:span><text:span text:style-name="T20_8"><text:s/></text:span><text:span text:style-name="T20_9">de</text:span><text:span text:style-name="T20_10"><text:s/></text:span><text:span text:style-name="T20_11">Freitas</text:span><text:span text:style-name="T20_12"><text:s/></text:span><text:span text:style-name="T20_13">Catarino</text:span></text:p>
      <text:p text:style-name="P21"><text:span text:style-name="T21_1">Função</text:span><text:span text:style-name="T21_2">:<text:tab/></text:span><text:span text:style-name="T21_3">Desenvolvedor</text:span></text:p>
      <text:p text:style-name="P22"><text:span text:style-name="T22_1">Telefone</text:span><text:span text:style-name="T22_2">:<text:tab/>8283-6882<text:tab/><text:tab/><text:tab/><text:tab/></text:span><text:span text:style-name="T22_3">E</text:span><text:span text:style-name="T22_4">-</text:span><text:span text:style-name="T22_5">mail</text:span><text:span text:style-name="T22_6">:<text:tab/></text:span><text:span text:style-name="T22_7"><text:a xlink:type="simple" xlink:href="mailto:hugocatarino1@gmail.com"><text:span text:style-name="T22_8">hugocatarino</text:span></text:a></text:span><text:span text:style-name="T22_9"><text:a xlink:type="simple" xlink:href="mailto:hugocatarino1@gmail.com"><text:span text:style-name="T22_10">1@</text:span></text:a></text:span><text:span text:style-name="T22_11"><text:a xlink:type="simple" xlink:href="mailto:hugocatarino1@gmail.com"><text:span text:style-name="T22_12">gmail</text:span></text:a></text:span><text:span text:style-name="T22_13"><text:a xlink:type="simple" xlink:href="mailto:hugocatarino1@gmail.com"><text:span text:style-name="T22_14">.</text:span></text:a></text:span><text:span text:style-name="T22_15"><text:a xlink:type="simple" xlink:href="mailto:hugocatarino1@gmail.com"><text:span text:style-name="T22_16">com</text:span></text:a></text:span></text:p>
      <text:p text:style-name="P23"/>
      <text:p text:style-name="P24"><text:span text:style-name="T24_1">Já</text:span><text:span text:style-name="T24_2"><text:s/></text:span><text:span text:style-name="T24_3">trabalhei</text:span><text:span text:style-name="T24_4"><text:s/></text:span><text:span text:style-name="T24_5">com</text:span><text:span text:style-name="T24_6"><text:s/></text:span><text:span text:style-name="T24_7">jogos</text:span><text:span text:style-name="T24_8"><text:s/></text:span><text:span text:style-name="T24_9">estilo</text:span><text:span text:style-name="T24_10"><text:s/></text:span><text:span text:style-name="T24_11">labirinto</text:span><text:span text:style-name="T24_12"><text:s/></text:span><text:span text:style-name="T24_13">em</text:span><text:span text:style-name="T24_14"><text:s/></text:span><text:span text:style-name="T24_15">c</text:span><text:span text:style-name="T24_16">,<text:s/></text:span><text:span text:style-name="T24_17">jogo</text:span><text:span text:style-name="T24_18"><text:s/></text:span><text:span text:style-name="T24_19">da</text:span><text:span text:style-name="T24_20"><text:s/></text:span><text:span text:style-name="T24_21">velha</text:span><text:span text:style-name="T24_22">,<text:s/></text:span><text:span text:style-name="T24_23">nada</text:span><text:span text:style-name="T24_24"><text:s/></text:span><text:span text:style-name="T24_25">muito</text:span><text:span text:style-name="T24_26"><text:s/></text:span><text:span text:style-name="T24_27">complexo</text:span><text:span text:style-name="T24_2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